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5">
      <style:text-properties officeooo:rsid="000732b2" officeooo:paragraph-rsid="000732b2"/>
    </style:style>
    <style:style style:name="P8" style:family="paragraph" style:parent-style-name="Standard" style:list-style-name="L5">
      <style:text-properties officeooo:rsid="0009bde7" officeooo:paragraph-rsid="0009bde7"/>
    </style:style>
    <style:style style:name="P9" style:family="paragraph" style:parent-style-name="Heading_20_3">
      <style:paragraph-properties fo:keep-with-next="always"/>
      <style:text-properties style:font-name="Liberation Sans" style:font-name-asian="Noto Sans CJK SC Regular" style:font-name-complex="FreeSans"/>
    </style:style>
    <style:style style:name="P10" style:family="paragraph" style:parent-style-name="Heading_20_3">
      <style:paragraph-properties fo:keep-with-next="always"/>
      <style:text-properties style:font-name="Liberation Sans" officeooo:paragraph-rsid="000732b2" style:font-name-asian="Noto Sans CJK SC Regular" style:font-name-complex="FreeSans"/>
    </style:style>
    <style:style style:name="T1" style:family="text">
      <style:text-properties officeooo:rsid="00035ee9"/>
    </style:style>
    <style:style style:name="T2" style:family="text">
      <style:text-properties officeooo:rsid="00050ec1"/>
    </style:style>
    <style:style style:name="T3" style:family="text">
      <style:text-properties officeooo:rsid="000732b2"/>
    </style:style>
    <style:style style:name="T4" style:family="text">
      <style:text-properties officeooo:rsid="0007392a"/>
    </style:style>
    <style:style style:name="T5" style:family="text">
      <style:text-properties officeooo:rsid="000b77b7"/>
    </style:style>
    <style:style style:name="T6" style:family="text">
      <style:text-properties officeooo:rsid="000c19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25.11.2017</text:p>
      <text:p text:style-name="Standard"/>
      <text:h text:style-name="Heading_20_3" text:outline-level="3">Entscheide</text:h>
      <text:list xml:id="list5814061466361062972" text:style-name="L1">
        <text:list-item>
          <text:p text:style-name="P2">Frontend und Backend werden separiert. Sie werden in unterschiedlichen Container ausgeführt. </text:p>
        </text:list-item>
        <text:list-item>
          <text:p text:style-name="P2">Das Styling wird erst am Schluss entschieden. Zuerst werden Routing und Funktionalität erstellt. <text:s/>(Design follow function)</text:p>
        </text:list-item>
        <text:list-item>
          <text:p text:style-name="P2">Schnittstelle zwischen Frontend und Backend werden via API-Projekt zur Verfügung gestellt. Somit wird sicher gestellt, dass die übertragenen Daten auf beiden Seiten verstanden werden.</text:p>
        </text:list-item>
        <text:list-item>
          <text:p text:style-name="P2">Rest Service URI beginnt immer mit /api. Somit kann das Routing von Frontend zu Backend <text:s/>sicher gestellt werden.</text:p>
        </text:list-item>
        <text:list-item>
          <text:p text:style-name="P2">Die Suche muss separat nochmals beschrieben werden, da diese zu kompliziert ist.</text:p>
        </text:list-item>
        <text:list-item>
          <text:p text:style-name="P2">Jede Seite wird als separates Modul umgesetzt.</text:p>
        </text:list-item>
        <text:list-item>
          <text:p text:style-name="P2">Pullrequest werden gegenseitig gemerged.</text:p>
        </text:list-item>
        <text:list-item>
          <text:p text:style-name="P2">Im Commit immer Issue nummer vermerken. Somit wir die Verbindung von Commit zu Issue hergestellt.</text:p>
        </text:list-item>
        <text:list-item>
          <text:p text:style-name="P2">Entwicklungsstrategie ist, möglichst dumme Komponenten zu haben und möglichst alles in Service aus zu lagern. Unittest werden nur für Services erstellt, aber nicht für Komponenten.</text:p>
        </text:list-item>
        <text:list-item>
          <text:p text:style-name="P2">HTTP Zugriffe mit Angula HTTP Module implementieren.</text:p>
        </text:list-item>
      </text:list>
      <text:p text:style-name="Standard"/>
      <text:h text:style-name="Heading_20_3" text:outline-level="3">Main UseCase</text:h>
      <text:list xml:id="list100903674596966" text:continue-numbering="true" text:style-name="L1">
        <text:list-item>
          <text:p text:style-name="P2">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2">Die auf ein Meetup registrierten Benutzer können via Chat Informationen austauschen.</text:p>
        </text:list-item>
      </text:list>
      <text:p text:style-name="Standard"/>
      <text:h text:style-name="Heading_20_3" text:outline-level="3">Vorgehen</text:h>
      <text:list xml:id="list2745229182281848687" text:style-name="L2">
        <text:list-item>
          <text:p text:style-name="P3">Alle Seiten mit Routing erstellen</text:p>
        </text:list-item>
        <text:list-item>
          <text:p text:style-name="P3">Seiten mit HTML Elementen füllen</text:p>
        </text:list-item>
        <text:list-item>
          <text:p text:style-name="P3">Services erstellen</text:p>
        </text:list-item>
      </text:list>
      <text:p text:style-name="Standard"/>
      <text:h text:style-name="Heading_20_3" text:outline-level="3">Fragen</text:h>
      <text:list xml:id="list2943228409267435317" text:style-name="L3">
        <text:list-item>
          <text:p text:style-name="P4">Welche DB wollen wir nehmen. NoSql oder SQL</text:p>
        </text:list-item>
        <text:list-item>
          <text:p text:style-name="P4">NgBootstrap Framework oder anderes Styling Framework verwenden erlaubt? =&gt; Responsive!!</text:p>
        </text:list-item>
      </text:list>
      <text:p text:style-name="Standard"/>
      <text:h text:style-name="P9" text:outline-level="3">Antwort Silvan vom 28.11</text:h>
      <text:list xml:id="list9020293467572327842" text:style-name="L6">
        <text:list-item>
          <text:p text:style-name="P6">Eine relationale DB mit node <text:s/>hmmm könnte ungemütlich werden.</text:p>
        </text:list-item>
        <text:list-item>
          <text:p text:style-name="P6">Mongo mit Mongoose wäre ok , zur Not auch Nedb aus dem Projekt 1, performt halt überhaupt nicht.</text:p>
        </text:list-item>
        <text:list-item>
          <text:p text:style-name="P6">responsiv wäre gewünscht -&gt; er hats nicht explizit gefordert.</text:p>
        </text:list-item>
        <text:list-item>
          <text:p text:style-name="P6">boostrap Framework wäre ok er findets aber nicht sooo toll. Grundsätzlich können wir soviele Frameworks nehmen was wir wollen. <text:s text:c="2"/></text:p>
        </text:list-item>
        <text:list-item>
          <text:p text:style-name="P6"><text:soft-page-break/>Empfehlung : wir sollen im Angular *.scss und nicht *.css Files einsetzen. Css Code ist im Scss kompatibel.</text:p>
        </text:list-item>
      </text:list>
      <text:p text:style-name="Standard"/>
      <text:h text:style-name="P10" text:outline-level="3"><text:span text:style-name="T3">Entscheide</text:span> vom <text:span text:style-name="T3">02.12</text:span></text:h>
      <text:list xml:id="list3632565805612411080" text:style-name="L5">
        <text:list-item>
          <text:p text:style-name="P5"><text:span text:style-name="T1">Wir verwenden Mongo mit Mongoose im Backen als Datenbank. Bei Problemen kann Silvan sicher Unterstützung geben.</text:span></text:p>
        </text:list-item>
        <text:list-item>
          <text:p text:style-name="P5"><text:span text:style-name="T2">Design wird erst im Januar entschieden. Wir konzentrieren uns weiter auf Funktionalität und Inhalte. Mit dem Design-Entscheid wird auch CSS-Framework/Responsive mit entschieden.</text:span></text:p>
        </text:list-item>
        <text:list-item>
          <text:p text:style-name="P5"><text:span text:style-name="T3">In Angular wird ausschliesslich SCSS Datei-Format verwendet.</text:span></text:p>
        </text:list-item>
        <text:list-item>
          <text:p text:style-name="P7">Weiteres vorge<text:span text:style-name="T4">h</text:span>en:</text:p>
          <text:list>
            <text:list-item>
              <text:p text:style-name="P7">Christoph macht weiter im Frontend Bereich mit der Detail Ansicht<text:span text:style-name="T4">en</text:span> und Routing.</text:p>
            </text:list-item>
            <text:list-item>
              <text:p text:style-name="P7">Dani kümmert sich um Backend/Datenbank und setzt Login/User Verwaltung <text:span text:style-name="T6">mit Backend Anbindung um.</text:span></text:p>
            </text:list-item>
          </text:list>
        </text:list-item>
        <text:list-item>
          <text:p text:style-name="P8">Generelles Ziel ist, das wir bis ende Januar <text:span text:style-name="T5">2018</text:span> die Funktionalität auf Frontend/Backend umgesetzt haben und uns anschliessend nur noch um das Design kümmern müss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03:35.091466212</meta:creation-date>
    <dc:date>2017-12-02T10:08:37.026860117</dc:date>
    <meta:editing-duration>PT5H51M52S</meta:editing-duration>
    <meta:editing-cycles>35</meta:editing-cycles>
    <meta:generator>LibreOffice/5.1.6.2$Linux_X86_64 LibreOffice_project/10m0$Build-2</meta:generator>
    <meta:document-statistic meta:table-count="0" meta:image-count="0" meta:object-count="0" meta:page-count="2" meta:paragraph-count="36" meta:word-count="428" meta:character-count="2846" meta:non-whitespace-character-count="2475"/>
  </office:meta>
</office:document-meta>
</file>